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6ac7" officeooo:paragraph-rsid="00156ac7"/>
    </style:style>
    <style:style style:name="P2" style:family="paragraph" style:parent-style-name="Standard">
      <style:text-properties officeooo:rsid="00156ac7" officeooo:paragraph-rsid="0018185b"/>
    </style:style>
    <style:style style:name="P3" style:family="paragraph" style:parent-style-name="Standard">
      <style:text-properties officeooo:rsid="00156ac7" officeooo:paragraph-rsid="001f4cb1"/>
    </style:style>
    <style:style style:name="P4" style:family="paragraph" style:parent-style-name="Standard">
      <style:text-properties officeooo:rsid="00156ac7" officeooo:paragraph-rsid="0024c991"/>
    </style:style>
    <style:style style:name="P5" style:family="paragraph" style:parent-style-name="Standard">
      <style:text-properties officeooo:rsid="00156ac7" officeooo:paragraph-rsid="0024eb57"/>
    </style:style>
    <style:style style:name="P6" style:family="paragraph" style:parent-style-name="Standard">
      <style:text-properties officeooo:rsid="00156ac7" officeooo:paragraph-rsid="00284720"/>
    </style:style>
    <style:style style:name="T1" style:family="text">
      <style:text-properties officeooo:rsid="0018185b"/>
    </style:style>
    <style:style style:name="T2" style:family="text">
      <style:text-properties officeooo:rsid="0016e42a" fo:background-color="#fff200" loext:char-shading-value="0"/>
    </style:style>
    <style:style style:name="T3" style:family="text">
      <style:text-properties officeooo:rsid="0018185b" fo:background-color="#fff200" loext:char-shading-value="0"/>
    </style:style>
    <style:style style:name="T4" style:family="text">
      <style:text-properties fo:background-color="#fff200" loext:char-shading-value="0"/>
    </style:style>
    <style:style style:name="T5" style:family="text">
      <style:text-properties officeooo:rsid="001f4cb1"/>
    </style:style>
    <style:style style:name="T6" style:family="text">
      <style:text-properties officeooo:rsid="001f57f4"/>
    </style:style>
    <style:style style:name="T7" style:family="text">
      <style:text-properties officeooo:rsid="0022f0db"/>
    </style:style>
    <style:style style:name="T8" style:family="text">
      <style:text-properties fo:font-weight="bold" officeooo:rsid="0024c991" style:font-weight-asian="bold" style:font-weight-complex="bold"/>
    </style:style>
    <style:style style:name="T9" style:family="text">
      <style:text-properties fo:font-weight="normal" officeooo:rsid="0024c991" style:font-weight-asian="normal" style:font-weight-complex="normal"/>
    </style:style>
    <style:style style:name="T10" style:family="text">
      <style:text-properties officeooo:rsid="002847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How and why GAN works</text:p>
      <text:p text:style-name="P1"/>
      <text:p text:style-name="P6"><text:tab/><text:span text:style-name="T5">In a generative adversarial network, two networks, the generator and the discriminator, are pitted against eachother as adversaries learning their own models. The generator is learning to synthesize data whose distribution is the same as data with which it was trained. Simultaneously, the discriminator is to accurately classify the true data from synthesized, fake data. These two networks act as players in what is known as the minimax game: One player, the discriminator tries to maximize its success in correct classifications while the other, the generator, tries to minimize the other player’s success. In every round of this competitions, these networks update their parameters, or adapt. The generator receives feedback from the discriminator to produce more realistic samples while the discriminator adjusts how it classifies future samples, depending on how it performs. Naturally, the parameters of one model continue to be updated while the other’s parameters stays fixed.</text:span></text:p>
      <text:p text:style-name="P3"/>
      <text:p text:style-name="P6"><text:span text:style-name="T5">The generator generates the data from a vector from a latent space, which is random values from a distribution. The discriminator is fed input from the real data, as the positive examples and generated data as the negative examples. </text:span></text:p>
      <text:p text:style-name="P3"/>
      <text:p text:style-name="P4"><text:span text:style-name="T6"><text:tab/>In more technical terminology, the generator and discriminator’s loss functions are competing, in the minimax game: minGmaxD V(D, G). The generator’s loss is to be minimized, while the discriminator’s is to be maximized. In the training process, the generator is attempting to learn the distribution over data </text:span><text:span text:style-name="T8">x</text:span><text:span text:style-name="T9">. A p</text:span></text:p>
      <text:p text:style-name="P4"/>
      <text:p text:style-name="P4"/>
      <text:p text:style-name="P4"><text:span text:style-name="T6">where V(D, G) = E_xdslfjas;fjads;. </text:span></text:p>
      <text:p text:style-name="P1"/>
      <text:p text:style-name="P1"><text:tab/></text:p>
      <text:p text:style-name="P1"/>
      <text:p text:style-name="P1"/>
      <text:p text:style-name="P1"/>
      <text:p text:style-name="P1">2. How styleGAN works</text:p>
      <text:p text:style-name="P1"/>
      <text:p text:style-name="P5"><text:tab/></text:p>
      <text:p text:style-name="P5"/>
      <text:p text:style-name="P5"><text:span text:style-name="T7">Note on styleGAN2</text:span></text:p>
      <text:p text:style-name="P1"/>
      <text:p text:style-name="P1">3. What makes an image suitable</text:p>
      <text:p text:style-name="P1"/>
      <text:p text:style-name="P2"><text:span text:style-name="T4"><text:tab/>As with any <text:s/>machine learning model, data preprocessing and standardization is a necessary step to training, </text:span><text:span text:style-name="T2">and</text:span><text:span text:style-name="T4"> the same </text:span><text:span text:style-name="T2">applies to</text:span><text:span text:style-name="T4"> image data. </text:span><text:span text:style-name="T3">In general, the best images to train a GAN with are high-quality images with well-defined subjects. </text:span><text:span text:style-name="T1">Training the generator with images that have poor resolution, blurriness, image noise, and low contrast all compel it to learn such patterns and in turn, generate those photos. If a GAN is <text:s/>trained with blurry photos, it can generate blurry photos it learned to generate. In addition to poor image quality, certain elements of an image can have an effect on a GAN’s training process. Prominent bodies of text, for example, pose a challenge for image generation. Text, according to the generator’s convolution operations, are simply edges and curves it learns to generate. In practice, the generator attempts to generate text where it might <text:s/>not belong, leaving behind only messy and chaotic outp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4T13:44:26.993547607</meta:creation-date>
    <dc:date>2022-07-14T16:57:37.327002247</dc:date>
    <meta:editing-duration>PT26M23S</meta:editing-duration>
    <meta:editing-cycles>6</meta:editing-cycles>
    <meta:generator>LibreOffice/6.0.7.3$Linux_X86_64 LibreOffice_project/00m0$Build-3</meta:generator>
    <meta:document-statistic meta:table-count="0" meta:image-count="0" meta:object-count="0" meta:page-count="1" meta:paragraph-count="11" meta:word-count="413" meta:character-count="2610" meta:non-whitespace-character-count="2196"/>
  </office:meta>
</office:document-meta>
</file>